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107.29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33"/>
    <style:style style:name="ce6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/>
    <style:style style:name="ce8" style:family="table-cell" style:parent-style-name="Default" style:data-style-name="N4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Inversion co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6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ominal Capacity</text:p>
          </table:table-cell>
          <table:table-cell table:style-name="ce2" office:value-type="string" calcext:value-type="string">
            <text:p>Unitary price</text:p>
          </table:table-cell>
          <table:table-cell office:value-type="string" calcext:value-type="string">
            <text:p>Equipment Cost</text:p>
          </table:table-cell>
          <table:table-cell office:value-type="string" calcext:value-type="string">
            <text:p>OM cost</text:p>
          </table:table-cell>
          <table:table-cell office:value-type="string" calcext:value-type="string">
            <text:p>OM Cost</text:p>
          </table:table-cell>
          <table:table-cell table:number-columns-repeated="3"/>
          <table:table-cell table:formula="of:=[.F7]" office:value-type="float" office:value="333118.013642403" calcext:value-type="float">
            <text:p>333118.013642403</text:p>
          </table:table-cell>
          <table:table-cell office:value-type="float" office:value="1" calcext:value-type="float">
            <text:p>1</text:p>
          </table:table-cell>
          <table:table-cell table:formula="of:=(1+['file:///home/usuario/Dropbox/Energia/pyomo/Codigo/Repositorio/V16%20milp%20robust%20(copy)/Results/Size.xls'#$Sheet1.$B$10])^[.K1]" office:value-type="float" office:value="1.12" calcext:value-type="float">
            <text:p>1.12</text:p>
          </table:table-cell>
          <table:table-cell table:formula="of:=[.J1]/[.L1]" office:value-type="float" office:value="297426.797895003" calcext:value-type="float">
            <text:p>297426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</text:p>
          </table:table-cell>
          <table:table-cell table:style-name="ce3" table:formula="of:=['file:///home/usuario/Dropbox/Energia/pyomo/Codigo/Repositorio/V16%20milp%20robust%20(copy)/Results/Size.xls'#$Sheet1.B3]" office:value-type="float" office:value="1488237.50705641" calcext:value-type="float">
            <text:p>1488238</text:p>
          </table:table-cell>
          <table:table-cell table:style-name="ce5" table:formula="of:=['file:///home/usuario/Dropbox/Energia/pyomo/Codigo/Repositorio/V16%20milp%20robust%20(copy)/Results/Size.xls'#$Sheet1.B12]" office:value-type="float" office:value="1.67" calcext:value-type="float">
            <text:p>1.7</text:p>
          </table:table-cell>
          <table:table-cell table:style-name="ce4" table:formula="of:=[.C2]*[.B2]" office:value-type="float" office:value="2485356.6367842" calcext:value-type="float">
            <text:p>2,485,356.64</text:p>
          </table:table-cell>
          <table:table-cell table:style-name="ce6" table:formula="of:=['file:///home/usuario/Dropbox/Energia/pyomo/Codigo/Repositorio/V16%20milp%20robust%20(copy)/Results/Size.xls'#$Sheet1.B15]" office:value-type="float" office:value="0.015" calcext:value-type="float">
            <text:p>0.015</text:p>
          </table:table-cell>
          <table:table-cell table:formula="of:=[.E2]*[.D2]" office:value-type="float" office:value="37280.349551763" calcext:value-type="float">
            <text:p>37280.349551763</text:p>
          </table:table-cell>
          <table:table-cell table:number-columns-repeated="3"/>
          <table:table-cell table:formula="of:=[.J1]" office:value-type="float" office:value="333118.013642403" calcext:value-type="float">
            <text:p>333118.013642403</text:p>
          </table:table-cell>
          <table:table-cell office:value-type="float" office:value="2" calcext:value-type="float">
            <text:p>2</text:p>
          </table:table-cell>
          <table:table-cell table:formula="of:=(1+['file:///home/usuario/Dropbox/Energia/pyomo/Codigo/Repositorio/V16%20milp%20robust%20(copy)/Results/Size.xls'#$Sheet1.$B$10])^[.K2]" office:value-type="float" office:value="1.2544" calcext:value-type="float">
            <text:p>1.2544</text:p>
          </table:table-cell>
          <table:table-cell table:formula="of:=[.J2]/[.L2]" office:value-type="float" office:value="265559.640977681" calcext:value-type="float">
            <text:p>265559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table:style-name="ce3" table:formula="of:=['file:///home/usuario/Dropbox/Energia/pyomo/Codigo/Repositorio/V16%20milp%20robust%20(copy)/Results/Size.xls'#$Sheet1.B4]" office:value-type="float" office:value="4001569.33711" calcext:value-type="float">
            <text:p>4001569</text:p>
          </table:table-cell>
          <table:table-cell table:style-name="ce5" table:formula="of:=['file:///home/usuario/Dropbox/Energia/pyomo/Codigo/Repositorio/V16%20milp%20robust%20(copy)/Results/Size.xls'#$Sheet1.B13]" office:value-type="float" office:value="1.6" calcext:value-type="float">
            <text:p>1.6</text:p>
          </table:table-cell>
          <table:table-cell table:style-name="ce4" table:formula="of:=[.C3]*[.B3]" office:value-type="float" office:value="6402510.939376" calcext:value-type="float">
            <text:p>6,402,510.94</text:p>
          </table:table-cell>
          <table:table-cell table:style-name="ce6" table:formula="of:=[.E2]" office:value-type="float" office:value="0.015" calcext:value-type="float">
            <text:p>0.015</text:p>
          </table:table-cell>
          <table:table-cell table:formula="of:=[.E3]*[.D3]" office:value-type="float" office:value="96037.66409064" calcext:value-type="float">
            <text:p>96037.66409064</text:p>
          </table:table-cell>
          <table:table-cell table:number-columns-repeated="3"/>
          <table:table-cell table:formula="of:=[.J2]" office:value-type="float" office:value="333118.013642403" calcext:value-type="float">
            <text:p>333118.013642403</text:p>
          </table:table-cell>
          <table:table-cell office:value-type="float" office:value="3" calcext:value-type="float">
            <text:p>3</text:p>
          </table:table-cell>
          <table:table-cell table:formula="of:=(1+['file:///home/usuario/Dropbox/Energia/pyomo/Codigo/Repositorio/V16%20milp%20robust%20(copy)/Results/Size.xls'#$Sheet1.$B$10])^[.K3]" office:value-type="float" office:value="1.404928" calcext:value-type="float">
            <text:p>1.404928</text:p>
          </table:table-cell>
          <table:table-cell table:formula="of:=[.J3]/[.L3]" office:value-type="float" office:value="237106.822301501" calcext:value-type="float">
            <text:p>237106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Set 1</text:p>
          </table:table-cell>
          <table:table-cell table:style-name="ce3" table:formula="of:=['file:///home/usuario/Dropbox/Energia/pyomo/Codigo/Repositorio/V16%20milp%20robust%20(copy)/Results/Size.xls'#$Sheet1.B5]" office:value-type="float" office:value="9000000" calcext:value-type="float">
            <text:p>9000000</text:p>
          </table:table-cell>
          <table:table-cell table:style-name="ce5" table:formula="of:=['file:///home/usuario/Dropbox/Energia/pyomo/Codigo/Repositorio/V16%20milp%20robust%20(copy)/Results/Size.xls'#$Sheet1.B14]" office:value-type="float" office:value="1.48" calcext:value-type="float">
            <text:p>1.5</text:p>
          </table:table-cell>
          <table:table-cell table:style-name="ce4" table:formula="of:=[.C4]*[.B4]" office:value-type="float" office:value="13320000" calcext:value-type="float">
            <text:p>13,320,000.00</text:p>
          </table:table-cell>
          <table:table-cell table:style-name="ce6" table:formula="of:=[.E3]" office:value-type="float" office:value="0.015" calcext:value-type="float">
            <text:p>0.015</text:p>
          </table:table-cell>
          <table:table-cell table:formula="of:=[.E4]*[.D4]" office:value-type="float" office:value="199800" calcext:value-type="float">
            <text:p>199800</text:p>
          </table:table-cell>
          <table:table-cell table:number-columns-repeated="3"/>
          <table:table-cell table:formula="of:=[.J3]" office:value-type="float" office:value="333118.013642403" calcext:value-type="float">
            <text:p>333118.013642403</text:p>
          </table:table-cell>
          <table:table-cell office:value-type="float" office:value="4" calcext:value-type="float">
            <text:p>4</text:p>
          </table:table-cell>
          <table:table-cell table:formula="of:=(1+['file:///home/usuario/Dropbox/Energia/pyomo/Codigo/Repositorio/V16%20milp%20robust%20(copy)/Results/Size.xls'#$Sheet1.$B$10])^[.K4]" office:value-type="float" office:value="1.57351936" calcext:value-type="float">
            <text:p>1.57351936</text:p>
          </table:table-cell>
          <table:table-cell table:formula="of:=[.J4]/[.L4]" office:value-type="float" office:value="211702.519912054" calcext:value-type="float">
            <text:p>211702.5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4]" office:value-type="float" office:value="333118.013642403" calcext:value-type="float">
            <text:p>333118.013642403</text:p>
          </table:table-cell>
          <table:table-cell office:value-type="float" office:value="5" calcext:value-type="float">
            <text:p>5</text:p>
          </table:table-cell>
          <table:table-cell table:formula="of:=(1+['file:///home/usuario/Dropbox/Energia/pyomo/Codigo/Repositorio/V16%20milp%20robust%20(copy)/Results/Size.xls'#$Sheet1.$B$10])^[.K5]" office:value-type="float" office:value="1.7623416832" calcext:value-type="float">
            <text:p>1.7623416832</text:p>
          </table:table-cell>
          <table:table-cell table:formula="of:=[.J5]/[.L5]" office:value-type="float" office:value="189020.107064334" calcext:value-type="float">
            <text:p>189020.1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5]" office:value-type="float" office:value="333118.013642403" calcext:value-type="float">
            <text:p>333118.013642403</text:p>
          </table:table-cell>
          <table:table-cell office:value-type="float" office:value="6" calcext:value-type="float">
            <text:p>6</text:p>
          </table:table-cell>
          <table:table-cell table:formula="of:=(1+['file:///home/usuario/Dropbox/Energia/pyomo/Codigo/Repositorio/V16%20milp%20robust%20(copy)/Results/Size.xls'#$Sheet1.$B$10])^[.K6]" office:value-type="float" office:value="1.973822685184" calcext:value-type="float">
            <text:p>1.9738226852</text:p>
          </table:table-cell>
          <table:table-cell table:formula="of:=[.J6]/[.L6]" office:value-type="float" office:value="168767.952736013" calcext:value-type="float">
            <text:p>168767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Period</text:p>
          </table:table-cell>
          <table:table-cell table:number-columns-repeated="2"/>
          <table:table-cell table:style-name="ce4" table:formula="of:=SUM([.D2:.D6])" office:value-type="float" office:value="22207867.5761602" calcext:value-type="float">
            <text:p>22,207,867.58</text:p>
          </table:table-cell>
          <table:table-cell/>
          <table:table-cell table:formula="of:=SUM([.F2:.F6])" office:value-type="float" office:value="333118.013642403" calcext:value-type="float">
            <text:p>333118.013642403</text:p>
          </table:table-cell>
          <table:table-cell table:number-columns-repeated="3"/>
          <table:table-cell table:formula="of:=[.J6]" office:value-type="float" office:value="333118.013642403" calcext:value-type="float">
            <text:p>333118.013642403</text:p>
          </table:table-cell>
          <table:table-cell office:value-type="float" office:value="7" calcext:value-type="float">
            <text:p>7</text:p>
          </table:table-cell>
          <table:table-cell table:formula="of:=(1+['file:///home/usuario/Dropbox/Energia/pyomo/Codigo/Repositorio/V16%20milp%20robust%20(copy)/Results/Size.xls'#$Sheet1.$B$10])^[.K7]" office:value-type="float" office:value="2.21068140740608" calcext:value-type="float">
            <text:p>2.2106814074</text:p>
          </table:table-cell>
          <table:table-cell table:formula="of:=[.J7]/[.L7]" office:value-type="float" office:value="150685.672085726" calcext:value-type="float">
            <text:p>150685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sion</text:p>
          </table:table-cell>
          <table:table-cell table:number-columns-repeated="2"/>
          <table:table-cell table:style-name="ce4" table:formula="of:=[.D7]*(1-['file:///home/usuario/Dropbox/Energia/pyomo/Codigo/Repositorio/V16%20milp%20robust%20(copy)/Results/Size.xls'#$Sheet1.B9])" office:value-type="float" office:value="8883147.03046408" calcext:value-type="float">
            <text:p>8,883,147.03</text:p>
          </table:table-cell>
          <table:table-cell table:number-columns-repeated="5"/>
          <table:table-cell table:formula="of:=[.J7]" office:value-type="float" office:value="333118.013642403" calcext:value-type="float">
            <text:p>333118.013642403</text:p>
          </table:table-cell>
          <table:table-cell office:value-type="float" office:value="8" calcext:value-type="float">
            <text:p>8</text:p>
          </table:table-cell>
          <table:table-cell table:formula="of:=(1+['file:///home/usuario/Dropbox/Energia/pyomo/Codigo/Repositorio/V16%20milp%20robust%20(copy)/Results/Size.xls'#$Sheet1.$B$10])^[.K8]" office:value-type="float" office:value="2.47596317629481" calcext:value-type="float">
            <text:p>2.4759631763</text:p>
          </table:table-cell>
          <table:table-cell table:formula="of:=[.J8]/[.L8]" office:value-type="float" office:value="134540.778647969" calcext:value-type="float">
            <text:p>134540.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'file:///home/usuario/Dropbox/Energia/pyomo/Codigo/Repositorio/V16%20milp%20robust%20(copy)/Results/Partial%20Costs.xls'#$Sheet1.B2]" office:value-type="float" office:value="8883147.03046408" calcext:value-type="float">
            <text:p>8,883,147.03</text:p>
          </table:table-cell>
          <table:table-cell table:number-columns-repeated="5"/>
          <table:table-cell table:formula="of:=[.J8]" office:value-type="float" office:value="333118.013642403" calcext:value-type="float">
            <text:p>333118.013642403</text:p>
          </table:table-cell>
          <table:table-cell office:value-type="float" office:value="9" calcext:value-type="float">
            <text:p>9</text:p>
          </table:table-cell>
          <table:table-cell table:formula="of:=(1+['file:///home/usuario/Dropbox/Energia/pyomo/Codigo/Repositorio/V16%20milp%20robust%20(copy)/Results/Size.xls'#$Sheet1.$B$10])^[.K9]" office:value-type="float" office:value="2.77307875745019" calcext:value-type="float">
            <text:p>2.7730787575</text:p>
          </table:table-cell>
          <table:table-cell table:formula="of:=[.J9]/[.L9]" office:value-type="float" office:value="120125.695221401" calcext:value-type="float">
            <text:p>120125.7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8]-[.D9]" office:value-type="float" office:value="0" calcext:value-type="float">
            <text:p>0</text:p>
          </table:table-cell>
          <table:table-cell table:number-columns-repeated="5"/>
          <table:table-cell table:formula="of:=[.J9]" office:value-type="float" office:value="333118.013642403" calcext:value-type="float">
            <text:p>333118.013642403</text:p>
          </table:table-cell>
          <table:table-cell office:value-type="float" office:value="10" calcext:value-type="float">
            <text:p>10</text:p>
          </table:table-cell>
          <table:table-cell table:formula="of:=(1+['file:///home/usuario/Dropbox/Energia/pyomo/Codigo/Repositorio/V16%20milp%20robust%20(copy)/Results/Size.xls'#$Sheet1.$B$10])^[.K10]" office:value-type="float" office:value="3.10584820834421" calcext:value-type="float">
            <text:p>3.1058482083</text:p>
          </table:table-cell>
          <table:table-cell table:formula="of:=[.J10]/[.L10]" office:value-type="float" office:value="107255.085019108" calcext:value-type="float">
            <text:p>107255.09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0]" office:value-type="float" office:value="333118.013642403" calcext:value-type="float">
            <text:p>333118.013642403</text:p>
          </table:table-cell>
          <table:table-cell office:value-type="float" office:value="11" calcext:value-type="float">
            <text:p>11</text:p>
          </table:table-cell>
          <table:table-cell table:formula="of:=(1+['file:///home/usuario/Dropbox/Energia/pyomo/Codigo/Repositorio/V16%20milp%20robust%20(copy)/Results/Size.xls'#$Sheet1.$B$10])^[.K11]" office:value-type="float" office:value="3.47854999334552" calcext:value-type="float">
            <text:p>3.4785499933</text:p>
          </table:table-cell>
          <table:table-cell table:formula="of:=[.J11]/[.L11]" office:value-type="float" office:value="95763.4687670608" calcext:value-type="float">
            <text:p>95763.47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1]" office:value-type="float" office:value="333118.013642403" calcext:value-type="float">
            <text:p>333118.013642403</text:p>
          </table:table-cell>
          <table:table-cell office:value-type="float" office:value="12" calcext:value-type="float">
            <text:p>12</text:p>
          </table:table-cell>
          <table:table-cell table:formula="of:=(1+['file:///home/usuario/Dropbox/Energia/pyomo/Codigo/Repositorio/V16%20milp%20robust%20(copy)/Results/Size.xls'#$Sheet1.$B$10])^[.K12]" office:value-type="float" office:value="3.89597599254698" calcext:value-type="float">
            <text:p>3.8959759925</text:p>
          </table:table-cell>
          <table:table-cell table:formula="of:=[.J12]/[.L12]" office:value-type="float" office:value="85503.0971134471" calcext:value-type="float">
            <text:p>85503.1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2]" office:value-type="float" office:value="333118.013642403" calcext:value-type="float">
            <text:p>333118.013642403</text:p>
          </table:table-cell>
          <table:table-cell office:value-type="float" office:value="13" calcext:value-type="float">
            <text:p>13</text:p>
          </table:table-cell>
          <table:table-cell table:formula="of:=(1+['file:///home/usuario/Dropbox/Energia/pyomo/Codigo/Repositorio/V16%20milp%20robust%20(copy)/Results/Size.xls'#$Sheet1.$B$10])^[.K13]" office:value-type="float" office:value="4.36349311165262" calcext:value-type="float">
            <text:p>4.3634931117</text:p>
          </table:table-cell>
          <table:table-cell table:formula="of:=[.J13]/[.L13]" office:value-type="float" office:value="76342.0509941492" calcext:value-type="float">
            <text:p>76342.0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3]" office:value-type="float" office:value="333118.013642403" calcext:value-type="float">
            <text:p>333118.013642403</text:p>
          </table:table-cell>
          <table:table-cell office:value-type="float" office:value="14" calcext:value-type="float">
            <text:p>14</text:p>
          </table:table-cell>
          <table:table-cell table:formula="of:=(1+['file:///home/usuario/Dropbox/Energia/pyomo/Codigo/Repositorio/V16%20milp%20robust%20(copy)/Results/Size.xls'#$Sheet1.$B$10])^[.K14]" office:value-type="float" office:value="4.88711228505093" calcext:value-type="float">
            <text:p>4.8871122851</text:p>
          </table:table-cell>
          <table:table-cell table:formula="of:=[.J14]/[.L14]" office:value-type="float" office:value="68162.5455304904" calcext:value-type="float">
            <text:p>68162.5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4]" office:value-type="float" office:value="333118.013642403" calcext:value-type="float">
            <text:p>333118.013642403</text:p>
          </table:table-cell>
          <table:table-cell office:value-type="float" office:value="15" calcext:value-type="float">
            <text:p>15</text:p>
          </table:table-cell>
          <table:table-cell table:formula="of:=(1+['file:///home/usuario/Dropbox/Energia/pyomo/Codigo/Repositorio/V16%20milp%20robust%20(copy)/Results/Size.xls'#$Sheet1.$B$10])^[.K15]" office:value-type="float" office:value="5.47356575925705" calcext:value-type="float">
            <text:p>5.4735657593</text:p>
          </table:table-cell>
          <table:table-cell table:formula="of:=[.J15]/[.L15]" office:value-type="float" office:value="60859.4156522235" calcext:value-type="float">
            <text:p>60859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plazo</text:p>
          </table:table-cell>
          <table:table-cell table:style-name="ce4" table:formula="of:=[.D3]/[.L10]" office:value-type="float" office:value="2061437.16945823" calcext:value-type="float">
            <text:p>2,061,437.17</text:p>
          </table:table-cell>
          <table:table-cell table:number-columns-repeated="7"/>
          <table:table-cell table:formula="of:=[.J15]" office:value-type="float" office:value="333118.013642403" calcext:value-type="float">
            <text:p>333118.013642403</text:p>
          </table:table-cell>
          <table:table-cell office:value-type="float" office:value="16" calcext:value-type="float">
            <text:p>16</text:p>
          </table:table-cell>
          <table:table-cell table:formula="of:=(1+['file:///home/usuario/Dropbox/Energia/pyomo/Codigo/Repositorio/V16%20milp%20robust%20(copy)/Results/Size.xls'#$Sheet1.$B$10])^[.K16]" office:value-type="float" office:value="6.13039365036789" calcext:value-type="float">
            <text:p>6.1303936504</text:p>
          </table:table-cell>
          <table:table-cell table:formula="of:=[.J16]/[.L16]" office:value-type="float" office:value="54338.7639751996" calcext:value-type="float">
            <text:p>54338.76</text:p>
          </table:table-cell>
          <table:table-cell table:number-columns-repeated="2"/>
        </table:table-row>
        <table:table-row table:style-name="ro1">
          <table:table-cell/>
          <table:table-cell table:style-name="ce4" table:formula="of:=['file:///home/usuario/Dropbox/Energia/pyomo/Codigo/Repositorio/V16%20milp%20robust%20(copy)/Results/Partial%20Costs.xls'#$Sheet1.B5]" office:value-type="float" office:value="2061437.16945823" calcext:value-type="float">
            <text:p>2,061,437.17</text:p>
          </table:table-cell>
          <table:table-cell table:number-columns-repeated="7"/>
          <table:table-cell table:formula="of:=[.J16]" office:value-type="float" office:value="333118.013642403" calcext:value-type="float">
            <text:p>333118.013642403</text:p>
          </table:table-cell>
          <table:table-cell office:value-type="float" office:value="17" calcext:value-type="float">
            <text:p>17</text:p>
          </table:table-cell>
          <table:table-cell table:formula="of:=(1+['file:///home/usuario/Dropbox/Energia/pyomo/Codigo/Repositorio/V16%20milp%20robust%20(copy)/Results/Size.xls'#$Sheet1.$B$10])^[.K17]" office:value-type="float" office:value="6.86604088841204" calcext:value-type="float">
            <text:p>6.8660408884</text:p>
          </table:table-cell>
          <table:table-cell table:formula="of:=[.J17]/[.L17]" office:value-type="float" office:value="48516.7535492853" calcext:value-type="float">
            <text:p>48516.75</text:p>
          </table:table-cell>
          <table:table-cell table:number-columns-repeated="2"/>
        </table:table-row>
        <table:table-row table:style-name="ro1">
          <table:table-cell/>
          <table:table-cell table:formula="of:=[.B16]-[.B17]" office:value-type="float" office:value="0" calcext:value-type="float">
            <text:p>0</text:p>
          </table:table-cell>
          <table:table-cell table:number-columns-repeated="7"/>
          <table:table-cell table:formula="of:=[.J17]" office:value-type="float" office:value="333118.013642403" calcext:value-type="float">
            <text:p>333118.013642403</text:p>
          </table:table-cell>
          <table:table-cell office:value-type="float" office:value="18" calcext:value-type="float">
            <text:p>18</text:p>
          </table:table-cell>
          <table:table-cell table:formula="of:=(1+['file:///home/usuario/Dropbox/Energia/pyomo/Codigo/Repositorio/V16%20milp%20robust%20(copy)/Results/Size.xls'#$Sheet1.$B$10])^[.K18]" office:value-type="float" office:value="7.68996579502149" calcext:value-type="float">
            <text:p>7.689965795</text:p>
          </table:table-cell>
          <table:table-cell table:formula="of:=[.J18]/[.L18]" office:value-type="float" office:value="43318.529954719" calcext:value-type="float">
            <text:p>43318.5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8]" office:value-type="float" office:value="333118.013642403" calcext:value-type="float">
            <text:p>333118.013642403</text:p>
          </table:table-cell>
          <table:table-cell office:value-type="float" office:value="19" calcext:value-type="float">
            <text:p>19</text:p>
          </table:table-cell>
          <table:table-cell table:formula="of:=(1+['file:///home/usuario/Dropbox/Energia/pyomo/Codigo/Repositorio/V16%20milp%20robust%20(copy)/Results/Size.xls'#$Sheet1.$B$10])^[.K19]" office:value-type="float" office:value="8.61276169042406" calcext:value-type="float">
            <text:p>8.6127616904</text:p>
          </table:table-cell>
          <table:table-cell table:formula="of:=[.J19]/[.L19]" office:value-type="float" office:value="38677.258888142" calcext:value-type="float">
            <text:p>38677.2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J19]" office:value-type="float" office:value="333118.013642403" calcext:value-type="float">
            <text:p>333118.013642403</text:p>
          </table:table-cell>
          <table:table-cell office:value-type="float" office:value="20" calcext:value-type="float">
            <text:p>20</text:p>
          </table:table-cell>
          <table:table-cell table:formula="of:=(1+['file:///home/usuario/Dropbox/Energia/pyomo/Codigo/Repositorio/V16%20milp%20robust%20(copy)/Results/Size.xls'#$Sheet1.$B$10])^[.K20]" office:value-type="float" office:value="9.64629309327495" calcext:value-type="float">
            <text:p>9.6462930933</text:p>
          </table:table-cell>
          <table:table-cell table:formula="of:=[.J20]/[.L20]" office:value-type="float" office:value="34533.2668644125" calcext:value-type="float">
            <text:p>34533.2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8" table:formula="of:=SUM([.M1:.M20])" office:value-type="float" office:value="2488206.22314992" calcext:value-type="float">
            <text:p>2,488,206.22</text:p>
          </table:table-cell>
          <table:table-cell table:style-name="ce8" table:formula="of:=['file:///home/usuario/Dropbox/Energia/pyomo/Codigo/Repositorio/V16%20milp%20robust%20(copy)/Results/Partial%20Costs.xls'#$Sheet1.B3]" office:value-type="float" office:value="2488206.22314992" calcext:value-type="float">
            <text:p>2,488,206.22</text:p>
          </table:table-cell>
          <table:table-cell table:formula="of:=[.M21]-[.N21]" office:value-type="float" office:value="0" calcext:value-type="float">
            <text:p>0</text:p>
          </table:table-cell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motizacion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5" table:default-cell-style-name="ce5"/>
        <table:table-column table:style-name="co6" table:default-cell-style-name="ce7"/>
        <table:table-row table:style-name="ro1">
          <table:table-cell office:value-type="string" calcext:value-type="string">
            <text:p>Funded</text:p>
          </table:table-cell>
          <table:table-cell table:style-name="ce7" table:formula="of:=['file:///home/usuario/Dropbox/Energia/pyomo/Codigo/Repositorio/V16%20milp%20robust%20(copy)/Results/Size.xls'#$Sheet1.B9]*['Inversion cost'.D7]" office:value-type="float" office:value="13324720.5456961" calcext:value-type="float">
            <text:p>13324720.55</text:p>
          </table:table-cell>
          <table:table-cell table:number-columns-repeated="2"/>
          <table:table-cell table:formula="of:=[.B3]" office:value-type="float" office:value="1161709.85761687" calcext:value-type="float">
            <text:p>1,161,709.86</text:p>
          </table:table-cell>
          <table:table-cell office:value-type="float" office:value="1" calcext:value-type="float">
            <text:p>1</text:p>
          </table:table-cell>
          <table:table-cell table:formula="of:=(1+['file:///home/usuario/Dropbox/Energia/pyomo/Codigo/Repositorio/V16%20milp%20robust%20(copy)/Results/Size.xls'#$Sheet1.$B$10])^[.F1]" office:value-type="float" office:value="1.12" calcext:value-type="float">
            <text:p>1.1</text:p>
          </table:table-cell>
          <table:table-cell table:formula="of:=[.E1]/[.G1]" office:value-type="float" office:value="1037240.94430077" calcext:value-type="float">
            <text:p>1037240.94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table:style-name="ce7" table:formula="of:=['file:///home/usuario/Dropbox/Energia/pyomo/Codigo/Repositorio/V16%20milp%20robust%20(copy)/Results/Size.xls'#$Sheet1.B11]" office:value-type="float" office:value="0.06" calcext:value-type="float">
            <text:p>0.06</text:p>
          </table:table-cell>
          <table:table-cell table:number-columns-repeated="2"/>
          <table:table-cell table:formula="of:=[.E1]" office:value-type="float" office:value="1161709.85761687" calcext:value-type="float">
            <text:p>1,161,709.86</text:p>
          </table:table-cell>
          <table:table-cell office:value-type="float" office:value="2" calcext:value-type="float">
            <text:p>2</text:p>
          </table:table-cell>
          <table:table-cell table:formula="of:=(1+['file:///home/usuario/Dropbox/Energia/pyomo/Codigo/Repositorio/V16%20milp%20robust%20(copy)/Results/Size.xls'#$Sheet1.$B$10])^[.F2]" office:value-type="float" office:value="1.2544" calcext:value-type="float">
            <text:p>1.3</text:p>
          </table:table-cell>
          <table:table-cell table:formula="of:=[.E2]/[.G2]" office:value-type="float" office:value="926107.985982833" calcext:value-type="float">
            <text:p>926107.99</text:p>
          </table:table-cell>
        </table:table-row>
        <table:table-row table:style-name="ro1">
          <table:table-cell office:value-type="string" calcext:value-type="string">
            <text:p>Amortizacion</text:p>
          </table:table-cell>
          <table:table-cell table:style-name="ce8" table:formula="of:=([.B1]*[.B2])/(1-(1+[.B2])^(-['file:///home/usuario/Dropbox/Energia/pyomo/Codigo/Repositorio/V16%20milp%20robust%20(copy)/Results/Size.xls'#$Sheet1.B16]))" office:value-type="float" office:value="1161709.85761687" calcext:value-type="float">
            <text:p>1,161,709.86</text:p>
          </table:table-cell>
          <table:table-cell table:number-columns-repeated="2"/>
          <table:table-cell table:formula="of:=[.E2]" office:value-type="float" office:value="1161709.85761687" calcext:value-type="float">
            <text:p>1,161,709.86</text:p>
          </table:table-cell>
          <table:table-cell office:value-type="float" office:value="3" calcext:value-type="float">
            <text:p>3</text:p>
          </table:table-cell>
          <table:table-cell table:formula="of:=(1+['file:///home/usuario/Dropbox/Energia/pyomo/Codigo/Repositorio/V16%20milp%20robust%20(copy)/Results/Size.xls'#$Sheet1.$B$10])^[.F3]" office:value-type="float" office:value="1.404928" calcext:value-type="float">
            <text:p>1.4</text:p>
          </table:table-cell>
          <table:table-cell table:formula="of:=[.E3]/[.G3]" office:value-type="float" office:value="826882.130341815" calcext:value-type="float">
            <text:p>826882.13</text:p>
          </table:table-cell>
        </table:table-row>
        <table:table-row table:style-name="ro1">
          <table:table-cell/>
          <table:table-cell table:style-name="ce8"/>
          <table:table-cell table:number-columns-repeated="2"/>
          <table:table-cell table:formula="of:=[.E3]" office:value-type="float" office:value="1161709.85761687" calcext:value-type="float">
            <text:p>1,161,709.86</text:p>
          </table:table-cell>
          <table:table-cell office:value-type="float" office:value="4" calcext:value-type="float">
            <text:p>4</text:p>
          </table:table-cell>
          <table:table-cell table:formula="of:=(1+['file:///home/usuario/Dropbox/Energia/pyomo/Codigo/Repositorio/V16%20milp%20robust%20(copy)/Results/Size.xls'#$Sheet1.$B$10])^[.F4]" office:value-type="float" office:value="1.57351936" calcext:value-type="float">
            <text:p>1.6</text:p>
          </table:table-cell>
          <table:table-cell table:formula="of:=[.E4]/[.G4]" office:value-type="float" office:value="738287.61637662" calcext:value-type="float">
            <text:p>738287.62</text:p>
          </table:table-cell>
        </table:table-row>
        <table:table-row table:style-name="ro1">
          <table:table-cell table:number-columns-repeated="4"/>
          <table:table-cell table:formula="of:=[.E4]" office:value-type="float" office:value="1161709.85761687" calcext:value-type="float">
            <text:p>1,161,709.86</text:p>
          </table:table-cell>
          <table:table-cell office:value-type="float" office:value="5" calcext:value-type="float">
            <text:p>5</text:p>
          </table:table-cell>
          <table:table-cell table:formula="of:=(1+['file:///home/usuario/Dropbox/Energia/pyomo/Codigo/Repositorio/V16%20milp%20robust%20(copy)/Results/Size.xls'#$Sheet1.$B$10])^[.F5]" office:value-type="float" office:value="1.7623416832" calcext:value-type="float">
            <text:p>1.8</text:p>
          </table:table-cell>
          <table:table-cell table:formula="of:=[.E5]/[.G5]" office:value-type="float" office:value="659185.37176484" calcext:value-type="float">
            <text:p>659185.37</text:p>
          </table:table-cell>
        </table:table-row>
        <table:table-row table:style-name="ro1">
          <table:table-cell table:number-columns-repeated="4"/>
          <table:table-cell table:formula="of:=[.E5]" office:value-type="float" office:value="1161709.85761687" calcext:value-type="float">
            <text:p>1,161,709.86</text:p>
          </table:table-cell>
          <table:table-cell office:value-type="float" office:value="6" calcext:value-type="float">
            <text:p>6</text:p>
          </table:table-cell>
          <table:table-cell table:formula="of:=(1+['file:///home/usuario/Dropbox/Energia/pyomo/Codigo/Repositorio/V16%20milp%20robust%20(copy)/Results/Size.xls'#$Sheet1.$B$10])^[.F6]" office:value-type="float" office:value="1.973822685184" calcext:value-type="float">
            <text:p>2.0</text:p>
          </table:table-cell>
          <table:table-cell table:formula="of:=[.E6]/[.G6]" office:value-type="float" office:value="588558.367647178" calcext:value-type="float">
            <text:p>588558.37</text:p>
          </table:table-cell>
        </table:table-row>
        <table:table-row table:style-name="ro1">
          <table:table-cell table:number-columns-repeated="4"/>
          <table:table-cell table:formula="of:=[.E6]" office:value-type="float" office:value="1161709.85761687" calcext:value-type="float">
            <text:p>1,161,709.86</text:p>
          </table:table-cell>
          <table:table-cell office:value-type="float" office:value="7" calcext:value-type="float">
            <text:p>7</text:p>
          </table:table-cell>
          <table:table-cell table:formula="of:=(1+['file:///home/usuario/Dropbox/Energia/pyomo/Codigo/Repositorio/V16%20milp%20robust%20(copy)/Results/Size.xls'#$Sheet1.$B$10])^[.F7]" office:value-type="float" office:value="2.21068140740608" calcext:value-type="float">
            <text:p>2.2</text:p>
          </table:table-cell>
          <table:table-cell table:formula="of:=[.E7]/[.G7]" office:value-type="float" office:value="525498.542542123" calcext:value-type="float">
            <text:p>525498.54</text:p>
          </table:table-cell>
        </table:table-row>
        <table:table-row table:style-name="ro1">
          <table:table-cell table:number-columns-repeated="4"/>
          <table:table-cell table:formula="of:=[.E7]" office:value-type="float" office:value="1161709.85761687" calcext:value-type="float">
            <text:p>1,161,709.86</text:p>
          </table:table-cell>
          <table:table-cell office:value-type="float" office:value="8" calcext:value-type="float">
            <text:p>8</text:p>
          </table:table-cell>
          <table:table-cell table:formula="of:=(1+['file:///home/usuario/Dropbox/Energia/pyomo/Codigo/Repositorio/V16%20milp%20robust%20(copy)/Results/Size.xls'#$Sheet1.$B$10])^[.F8]" office:value-type="float" office:value="2.47596317629481" calcext:value-type="float">
            <text:p>2.5</text:p>
          </table:table-cell>
          <table:table-cell table:formula="of:=[.E8]/[.G8]" office:value-type="float" office:value="469195.127269753" calcext:value-type="float">
            <text:p>469195.13</text:p>
          </table:table-cell>
        </table:table-row>
        <table:table-row table:style-name="ro1">
          <table:table-cell table:number-columns-repeated="4"/>
          <table:table-cell table:formula="of:=[.E8]" office:value-type="float" office:value="1161709.85761687" calcext:value-type="float">
            <text:p>1,161,709.86</text:p>
          </table:table-cell>
          <table:table-cell office:value-type="float" office:value="9" calcext:value-type="float">
            <text:p>9</text:p>
          </table:table-cell>
          <table:table-cell table:formula="of:=(1+['file:///home/usuario/Dropbox/Energia/pyomo/Codigo/Repositorio/V16%20milp%20robust%20(copy)/Results/Size.xls'#$Sheet1.$B$10])^[.F9]" office:value-type="float" office:value="2.77307875745019" calcext:value-type="float">
            <text:p>2.8</text:p>
          </table:table-cell>
          <table:table-cell table:formula="of:=[.E9]/[.G9]" office:value-type="float" office:value="418924.220776565" calcext:value-type="float">
            <text:p>418924.22</text:p>
          </table:table-cell>
        </table:table-row>
        <table:table-row table:style-name="ro1">
          <table:table-cell table:number-columns-repeated="4"/>
          <table:table-cell table:formula="of:=[.E9]" office:value-type="float" office:value="1161709.85761687" calcext:value-type="float">
            <text:p>1,161,709.86</text:p>
          </table:table-cell>
          <table:table-cell office:value-type="float" office:value="10" calcext:value-type="float">
            <text:p>10</text:p>
          </table:table-cell>
          <table:table-cell table:formula="of:=(1+['file:///home/usuario/Dropbox/Energia/pyomo/Codigo/Repositorio/V16%20milp%20robust%20(copy)/Results/Size.xls'#$Sheet1.$B$10])^[.F10]" office:value-type="float" office:value="3.10584820834421" calcext:value-type="float">
            <text:p>3.1</text:p>
          </table:table-cell>
          <table:table-cell table:formula="of:=[.E10]/[.G10]" office:value-type="float" office:value="374039.482836219" calcext:value-type="float">
            <text:p>374039.48</text:p>
          </table:table-cell>
        </table:table-row>
        <table:table-row table:style-name="ro1">
          <table:table-cell table:number-columns-repeated="4"/>
          <table:table-cell table:formula="of:=[.E10]" office:value-type="float" office:value="1161709.85761687" calcext:value-type="float">
            <text:p>1,161,709.86</text:p>
          </table:table-cell>
          <table:table-cell office:value-type="float" office:value="11" calcext:value-type="float">
            <text:p>11</text:p>
          </table:table-cell>
          <table:table-cell table:formula="of:=(1+['file:///home/usuario/Dropbox/Energia/pyomo/Codigo/Repositorio/V16%20milp%20robust%20(copy)/Results/Size.xls'#$Sheet1.$B$10])^[.F11]" office:value-type="float" office:value="3.47854999334552" calcext:value-type="float">
            <text:p>3.5</text:p>
          </table:table-cell>
          <table:table-cell table:formula="of:=[.E11]/[.G11]" office:value-type="float" office:value="333963.82396091" calcext:value-type="float">
            <text:p>333963.82</text:p>
          </table:table-cell>
        </table:table-row>
        <table:table-row table:style-name="ro1">
          <table:table-cell table:number-columns-repeated="4"/>
          <table:table-cell table:formula="of:=[.E11]" office:value-type="float" office:value="1161709.85761687" calcext:value-type="float">
            <text:p>1,161,709.86</text:p>
          </table:table-cell>
          <table:table-cell office:value-type="float" office:value="12" calcext:value-type="float">
            <text:p>12</text:p>
          </table:table-cell>
          <table:table-cell table:formula="of:=(1+['file:///home/usuario/Dropbox/Energia/pyomo/Codigo/Repositorio/V16%20milp%20robust%20(copy)/Results/Size.xls'#$Sheet1.$B$10])^[.F12]" office:value-type="float" office:value="3.89597599254698" calcext:value-type="float">
            <text:p>3.9</text:p>
          </table:table-cell>
          <table:table-cell table:formula="of:=[.E12]/[.G12]" office:value-type="float" office:value="298181.985679383" calcext:value-type="float">
            <text:p>298181.99</text:p>
          </table:table-cell>
        </table:table-row>
        <table:table-row table:style-name="ro1">
          <table:table-cell table:number-columns-repeated="4"/>
          <table:table-cell table:formula="of:=[.E12]" office:value-type="float" office:value="1161709.85761687" calcext:value-type="float">
            <text:p>1,161,709.86</text:p>
          </table:table-cell>
          <table:table-cell office:value-type="float" office:value="13" calcext:value-type="float">
            <text:p>13</text:p>
          </table:table-cell>
          <table:table-cell table:formula="of:=(1+['file:///home/usuario/Dropbox/Energia/pyomo/Codigo/Repositorio/V16%20milp%20robust%20(copy)/Results/Size.xls'#$Sheet1.$B$10])^[.F13]" office:value-type="float" office:value="4.36349311165262" calcext:value-type="float">
            <text:p>4.4</text:p>
          </table:table-cell>
          <table:table-cell table:formula="of:=[.E13]/[.G13]" office:value-type="float" office:value="266233.915785164" calcext:value-type="float">
            <text:p>266233.92</text:p>
          </table:table-cell>
        </table:table-row>
        <table:table-row table:style-name="ro1">
          <table:table-cell table:number-columns-repeated="4"/>
          <table:table-cell table:formula="of:=[.E13]" office:value-type="float" office:value="1161709.85761687" calcext:value-type="float">
            <text:p>1,161,709.86</text:p>
          </table:table-cell>
          <table:table-cell office:value-type="float" office:value="14" calcext:value-type="float">
            <text:p>14</text:p>
          </table:table-cell>
          <table:table-cell table:formula="of:=(1+['file:///home/usuario/Dropbox/Energia/pyomo/Codigo/Repositorio/V16%20milp%20robust%20(copy)/Results/Size.xls'#$Sheet1.$B$10])^[.F14]" office:value-type="float" office:value="4.88711228505093" calcext:value-type="float">
            <text:p>4.9</text:p>
          </table:table-cell>
          <table:table-cell table:formula="of:=[.E14]/[.G14]" office:value-type="float" office:value="237708.853379611" calcext:value-type="float">
            <text:p>237708.85</text:p>
          </table:table-cell>
        </table:table-row>
        <table:table-row table:style-name="ro1">
          <table:table-cell table:number-columns-repeated="4"/>
          <table:table-cell table:formula="of:=[.E14]" office:value-type="float" office:value="1161709.85761687" calcext:value-type="float">
            <text:p>1,161,709.86</text:p>
          </table:table-cell>
          <table:table-cell office:value-type="float" office:value="15" calcext:value-type="float">
            <text:p>15</text:p>
          </table:table-cell>
          <table:table-cell table:formula="of:=(1+['file:///home/usuario/Dropbox/Energia/pyomo/Codigo/Repositorio/V16%20milp%20robust%20(copy)/Results/Size.xls'#$Sheet1.$B$10])^[.F15]" office:value-type="float" office:value="5.47356575925705" calcext:value-type="float">
            <text:p>5.5</text:p>
          </table:table-cell>
          <table:table-cell table:formula="of:=[.E15]/[.G15]" office:value-type="float" office:value="212240.047660367" calcext:value-type="float">
            <text:p>212240.05</text:p>
          </table:table-cell>
        </table:table-row>
        <table:table-row table:style-name="ro1">
          <table:table-cell table:number-columns-repeated="4"/>
          <table:table-cell table:formula="of:=[.E15]" office:value-type="float" office:value="1161709.85761687" calcext:value-type="float">
            <text:p>1,161,709.86</text:p>
          </table:table-cell>
          <table:table-cell office:value-type="float" office:value="16" calcext:value-type="float">
            <text:p>16</text:p>
          </table:table-cell>
          <table:table-cell table:formula="of:=(1+['file:///home/usuario/Dropbox/Energia/pyomo/Codigo/Repositorio/V16%20milp%20robust%20(copy)/Results/Size.xls'#$Sheet1.$B$10])^[.F16]" office:value-type="float" office:value="6.13039365036789" calcext:value-type="float">
            <text:p>6.1</text:p>
          </table:table-cell>
          <table:table-cell table:formula="of:=[.E16]/[.G16]" office:value-type="float" office:value="189500.042553899" calcext:value-type="float">
            <text:p>189500.04</text:p>
          </table:table-cell>
        </table:table-row>
        <table:table-row table:style-name="ro1">
          <table:table-cell table:number-columns-repeated="4"/>
          <table:table-cell table:formula="of:=[.E16]" office:value-type="float" office:value="1161709.85761687" calcext:value-type="float">
            <text:p>1,161,709.86</text:p>
          </table:table-cell>
          <table:table-cell office:value-type="float" office:value="17" calcext:value-type="float">
            <text:p>17</text:p>
          </table:table-cell>
          <table:table-cell table:formula="of:=(1+['file:///home/usuario/Dropbox/Energia/pyomo/Codigo/Repositorio/V16%20milp%20robust%20(copy)/Results/Size.xls'#$Sheet1.$B$10])^[.F17]" office:value-type="float" office:value="6.86604088841204" calcext:value-type="float">
            <text:p>6.9</text:p>
          </table:table-cell>
          <table:table-cell table:formula="of:=[.E17]/[.G17]" office:value-type="float" office:value="169196.466565981" calcext:value-type="float">
            <text:p>169196.47</text:p>
          </table:table-cell>
        </table:table-row>
        <table:table-row table:style-name="ro1">
          <table:table-cell table:number-columns-repeated="4"/>
          <table:table-cell table:formula="of:=[.E17]" office:value-type="float" office:value="1161709.85761687" calcext:value-type="float">
            <text:p>1,161,709.86</text:p>
          </table:table-cell>
          <table:table-cell office:value-type="float" office:value="18" calcext:value-type="float">
            <text:p>18</text:p>
          </table:table-cell>
          <table:table-cell table:formula="of:=(1+['file:///home/usuario/Dropbox/Energia/pyomo/Codigo/Repositorio/V16%20milp%20robust%20(copy)/Results/Size.xls'#$Sheet1.$B$10])^[.F18]" office:value-type="float" office:value="7.68996579502149" calcext:value-type="float">
            <text:p>7.7</text:p>
          </table:table-cell>
          <table:table-cell table:formula="of:=[.E18]/[.G18]" office:value-type="float" office:value="151068.273719626" calcext:value-type="float">
            <text:p>151068.27</text:p>
          </table:table-cell>
        </table:table-row>
        <table:table-row table:style-name="ro1">
          <table:table-cell table:number-columns-repeated="4"/>
          <table:table-cell table:formula="of:=[.E18]" office:value-type="float" office:value="1161709.85761687" calcext:value-type="float">
            <text:p>1,161,709.86</text:p>
          </table:table-cell>
          <table:table-cell office:value-type="float" office:value="19" calcext:value-type="float">
            <text:p>19</text:p>
          </table:table-cell>
          <table:table-cell table:formula="of:=(1+['file:///home/usuario/Dropbox/Energia/pyomo/Codigo/Repositorio/V16%20milp%20robust%20(copy)/Results/Size.xls'#$Sheet1.$B$10])^[.F19]" office:value-type="float" office:value="8.61276169042406" calcext:value-type="float">
            <text:p>8.6</text:p>
          </table:table-cell>
          <table:table-cell table:formula="of:=[.E19]/[.G19]" office:value-type="float" office:value="134882.387249666" calcext:value-type="float">
            <text:p>134882.39</text:p>
          </table:table-cell>
        </table:table-row>
        <table:table-row table:style-name="ro1">
          <table:table-cell table:number-columns-repeated="4"/>
          <table:table-cell table:formula="of:=[.E19]" office:value-type="float" office:value="1161709.85761687" calcext:value-type="float">
            <text:p>1,161,709.86</text:p>
          </table:table-cell>
          <table:table-cell office:value-type="float" office:value="20" calcext:value-type="float">
            <text:p>20</text:p>
          </table:table-cell>
          <table:table-cell table:formula="of:=(1+['file:///home/usuario/Dropbox/Energia/pyomo/Codigo/Repositorio/V16%20milp%20robust%20(copy)/Results/Size.xls'#$Sheet1.$B$10])^[.F20]" office:value-type="float" office:value="9.64629309327495" calcext:value-type="float">
            <text:p>9.6</text:p>
          </table:table-cell>
          <table:table-cell table:formula="of:=[.E20]/[.G20]" office:value-type="float" office:value="120430.702901487" calcext:value-type="float">
            <text:p>120430.70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8" table:formula="of:=SUM([.H1:.H20])" office:value-type="float" office:value="8677326.28929481" calcext:value-type="float">
            <text:p>8,677,326.29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8" table:formula="of:=['file:///home/usuario/Dropbox/Energia/pyomo/Codigo/Repositorio/V16%20milp%20robust%20(copy)/Results/Partial%20Costs.xls'#$Sheet1.B4]" office:value-type="float" office:value="8677326.28929481" calcext:value-type="float">
            <text:p>8,677,326.29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table:formula="of:=[.H21]-[.H22]" office:value-type="float" office:value="0" calcext:value-type="float">
            <text:p>0</text:p>
          </table:table-cell>
        </table:table-row>
      </table:table>
      <table:table table:name="NPC" table:style-name="ta1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default-cell-style-name="ce2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Inversion</text:p>
          </table:table-cell>
          <table:table-cell office:value-type="string" calcext:value-type="string">
            <text:p>OyM</text:p>
          </table:table-cell>
          <table:table-cell office:value-type="string" calcext:value-type="string">
            <text:p>Amortizacion</text:p>
          </table:table-cell>
          <table:table-cell office:value-type="string" calcext:value-type="string">
            <text:p>Remplazo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oll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PC Optimization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Ponderacion</text:p>
          </table:table-cell>
          <table:table-cell office:value-type="string" calcext:value-type="string">
            <text:p>NPC pond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ario 1</text:p>
          </table:table-cell>
          <table:table-cell table:style-name="ce4" table:formula="of:=['Inversion cost'.D8]" office:value-type="float" office:value="8883147.03046408" calcext:value-type="float">
            <text:p>8,883,147.03</text:p>
          </table:table-cell>
          <table:table-cell table:style-name="ce4" table:formula="of:=['Inversion cost'.M21]" office:value-type="float" office:value="2488206.22314992" calcext:value-type="float">
            <text:p>2,488,206.22</text:p>
          </table:table-cell>
          <table:table-cell table:style-name="ce4" table:formula="of:=[Amotizacion.H21]" office:value-type="float" office:value="8677326.28929481" calcext:value-type="float">
            <text:p>8,677,326.29</text:p>
          </table:table-cell>
          <table:table-cell table:style-name="ce4" table:formula="of:=['Inversion cost'.B16]" office:value-type="float" office:value="2061437.16945823" calcext:value-type="float">
            <text:p>2,061,437.17</text:p>
          </table:table-cell>
          <table:table-cell table:style-name="ce4" table:formula="of:=['file:///home/usuario/Dropbox/Energia/pyomo/Codigo/Repositorio/V16%20milp%20robust%20(copy)/Results/Calculo%20de%20diesel%20cost.ods'#$'Cost 1'.Q8782]" office:value-type="float" office:value="66646030.6834403" calcext:value-type="float">
            <text:p>66,646,030.68</text:p>
          </table:table-cell>
          <table:table-cell table:formula="of:=['file:///home/usuario/Dropbox/Energia/pyomo/Codigo/Repositorio/V16%20milp%20robust%20(copy)/Results/Calculo%20de%20diesel%20cost.ods'#$'Voll 1'.G8782]" office:value-type="float" office:value="0" calcext:value-type="float">
            <text:p>0</text:p>
          </table:table-cell>
          <table:table-cell table:style-name="ce4" table:formula="of:=SUM([.B2:.G2])" office:value-type="float" office:value="88756147.3958074" calcext:value-type="float">
            <text:p>88,756,147.40</text:p>
          </table:table-cell>
          <table:table-cell table:style-name="ce4" table:formula="of:=['file:///home/usuario/Dropbox/Energia/pyomo/Codigo/Repositorio/V16%20milp%20robust%20(copy)/Results/Scenario%20Cost.xls'#$Sheet1.D2]" office:value-type="float" office:value="88756147.3958045" calcext:value-type="float">
            <text:p>88,756,147.40</text:p>
          </table:table-cell>
          <table:table-cell table:style-name="ce4" table:formula="of:=[.H2]-[.I2]" office:value-type="float" office:value="0.00000286102294921875" calcext:value-type="float">
            <text:p>0.00</text:p>
          </table:table-cell>
          <table:table-cell table:style-name="ce8" table:formula="of:=['file:///home/usuario/Dropbox/Energia/pyomo/Codigo/Repositorio/V16%20milp%20robust%20(copy)/Results/Scenario%20Weight.xls'#$Sheet1.B2]" office:value-type="float" office:value="0.5" calcext:value-type="float">
            <text:p>0.50</text:p>
          </table:table-cell>
          <table:table-cell table:style-name="ce8" table:formula="of:=[.H2]*[.K2]" office:value-type="float" office:value="44378073.6979037" calcext:value-type="float">
            <text:p>44,378,073.70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Scenario 2</text:p>
          </table:table-cell>
          <table:table-cell table:style-name="ce4" table:formula="of:=[.B2]" office:value-type="float" office:value="8883147.03046408" calcext:value-type="float">
            <text:p>8,883,147.03</text:p>
          </table:table-cell>
          <table:table-cell table:style-name="ce4" table:formula="of:=[.C2]" office:value-type="float" office:value="2488206.22314992" calcext:value-type="float">
            <text:p>2,488,206.22</text:p>
          </table:table-cell>
          <table:table-cell table:style-name="ce4" table:formula="of:=[.D2]" office:value-type="float" office:value="8677326.28929481" calcext:value-type="float">
            <text:p>8,677,326.29</text:p>
          </table:table-cell>
          <table:table-cell table:style-name="ce4" table:formula="of:=[.E2]" office:value-type="float" office:value="2061437.16945823" calcext:value-type="float">
            <text:p>2,061,437.17</text:p>
          </table:table-cell>
          <table:table-cell table:style-name="ce4" table:formula="of:=['file:///home/usuario/Dropbox/Energia/pyomo/Codigo/Repositorio/V16%20milp%20robust%20(copy)/Results/Calculo%20de%20diesel%20cost.ods'#$'Cost 2'.R8782]" office:value-type="float" office:value="45724641.4486106" calcext:value-type="float">
            <text:p>45,724,641.45</text:p>
          </table:table-cell>
          <table:table-cell table:formula="of:=['file:///home/usuario/Dropbox/Energia/pyomo/Codigo/Repositorio/V16%20milp%20robust%20(copy)/Results/Calculo%20de%20diesel%20cost.ods'#$Voll2.G8782]" office:value-type="float" office:value="0" calcext:value-type="float">
            <text:p>0</text:p>
          </table:table-cell>
          <table:table-cell table:style-name="ce4" table:formula="of:=SUM([.B3:.G3])" office:value-type="float" office:value="67834758.1609776" calcext:value-type="float">
            <text:p>67,834,758.16</text:p>
          </table:table-cell>
          <table:table-cell table:style-name="ce4" table:formula="of:=['file:///home/usuario/Dropbox/Energia/pyomo/Codigo/Repositorio/V16%20milp%20robust%20(copy)/Results/Scenario%20Cost.xls'#$Sheet1.D3]" office:value-type="float" office:value="67834758.1609784" calcext:value-type="float">
            <text:p>67,834,758.16</text:p>
          </table:table-cell>
          <table:table-cell table:style-name="ce4" table:formula="of:=[.H3]-[.I3]" office:value-type="float" office:value="-0.000000804662704467773" calcext:value-type="float">
            <text:p>0.00</text:p>
          </table:table-cell>
          <table:table-cell table:style-name="ce8" table:formula="of:=['file:///home/usuario/Dropbox/Energia/pyomo/Codigo/Repositorio/V16%20milp%20robust%20(copy)/Results/Scenario%20Weight.xls'#$Sheet1.B3]" office:value-type="float" office:value="0.35" calcext:value-type="float">
            <text:p>0.35</text:p>
          </table:table-cell>
          <table:table-cell table:style-name="ce8" table:formula="of:=[.H3]*[.K3]" office:value-type="float" office:value="23742165.3563422" calcext:value-type="float">
            <text:p>23,742,165.36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Scenario 3</text:p>
          </table:table-cell>
          <table:table-cell table:style-name="ce4" table:formula="of:=[.B3]" office:value-type="float" office:value="8883147.03046408" calcext:value-type="float">
            <text:p>8,883,147.03</text:p>
          </table:table-cell>
          <table:table-cell table:style-name="ce4" table:formula="of:=[.C3]" office:value-type="float" office:value="2488206.22314992" calcext:value-type="float">
            <text:p>2,488,206.22</text:p>
          </table:table-cell>
          <table:table-cell table:style-name="ce4" table:formula="of:=[.D3]" office:value-type="float" office:value="8677326.28929481" calcext:value-type="float">
            <text:p>8,677,326.29</text:p>
          </table:table-cell>
          <table:table-cell table:style-name="ce4" table:formula="of:=[.E3]" office:value-type="float" office:value="2061437.16945823" calcext:value-type="float">
            <text:p>2,061,437.17</text:p>
          </table:table-cell>
          <table:table-cell table:style-name="ce4" table:formula="of:=['file:///home/usuario/Dropbox/Energia/pyomo/Codigo/Repositorio/V16%20milp%20robust%20(copy)/Results/Calculo%20de%20diesel%20cost.ods'#$'Cost 3'.R8782]" office:value-type="float" office:value="59482677.7980604" calcext:value-type="float">
            <text:p>59,482,677.80</text:p>
          </table:table-cell>
          <table:table-cell table:formula="of:=['file:///home/usuario/Dropbox/Energia/pyomo/Codigo/Repositorio/V16%20milp%20robust%20(copy)/Results/Calculo%20de%20diesel%20cost.ods'#$'Voll 3'.G8782]" office:value-type="float" office:value="0" calcext:value-type="float">
            <text:p>0</text:p>
          </table:table-cell>
          <table:table-cell table:style-name="ce4" table:formula="of:=SUM([.B4:.G4])" office:value-type="float" office:value="81592794.5104274" calcext:value-type="float">
            <text:p>81,592,794.51</text:p>
          </table:table-cell>
          <table:table-cell table:style-name="ce4" table:formula="of:=['file:///home/usuario/Dropbox/Energia/pyomo/Codigo/Repositorio/V16%20milp%20robust%20(copy)/Results/Scenario%20Cost.xls'#$Sheet1.D4]" office:value-type="float" office:value="81592794.5104287" calcext:value-type="float">
            <text:p>81,592,794.51</text:p>
          </table:table-cell>
          <table:table-cell table:style-name="ce4" table:formula="of:=[.H4]-[.I4]" office:value-type="float" office:value="-0.00000129640102386475" calcext:value-type="float">
            <text:p>0.00</text:p>
          </table:table-cell>
          <table:table-cell table:style-name="ce8" table:formula="of:=['file:///home/usuario/Dropbox/Energia/pyomo/Codigo/Repositorio/V16%20milp%20robust%20(copy)/Results/Scenario%20Weight.xls'#$Sheet1.B4]" office:value-type="float" office:value="0.15" calcext:value-type="float">
            <text:p>0.15</text:p>
          </table:table-cell>
          <table:table-cell table:style-name="ce8" table:formula="of:=[.H4]*[.K4]" office:value-type="float" office:value="12238919.1765641" calcext:value-type="float">
            <text:p>12,238,919.18</text:p>
          </table:table-cell>
          <table:table-cell table:style-name="ce8"/>
          <table:table-cell/>
        </table:table-row>
        <table:table-row table:style-name="ro1">
          <table:table-cell table:number-columns-repeated="11"/>
          <table:table-cell table:style-name="ce8" table:formula="of:=SUM([.L2:.L4])" office:value-type="float" office:value="80359158.23081" calcext:value-type="float">
            <text:p>80,359,158.23</text:p>
          </table:table-cell>
          <table:table-cell table:style-name="ce8" table:formula="of:=['file:///home/usuario/Dropbox/Energia/pyomo/Codigo/Repositorio/V16%20milp%20robust%20(copy)/Results/Size.xls'#$Sheet1.B6]" office:value-type="float" office:value="80359158.230809" calcext:value-type="float">
            <text:p>80,359,158.23</text:p>
          </table:table-cell>
          <table:table-cell table:formula="of:=[.L5]-[.M5]" office:value-type="float" office:value="0.00000095367431640625" calcext:value-type="float">
            <text:p>9.5367431640625E-07</text:p>
          </table:table-cell>
        </table:table-row>
        <table:table-row table:style-name="ro1" table:number-rows-repeated="10485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'file:///home/usuario/Dropbox/Energia/pyomo/Codigo/Repositorio/V16%20milp%20robust%20(copy)/Results/Size.xls'#Sheet1" table:print="false" table:style-name="ta_extref">
        <table:table-source xlink:type="simple" xlink:href="../Size.xls" table:table-name="Sheet1" table:filter-name="MS Excel 97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1161709.85761687">
            <text:p>1161709.85761687</text:p>
          </table:table-cell>
        </table:table-row>
        <table:table-row>
          <table:table-cell/>
          <table:table-cell table:style-name="ce1" office:value-type="float" office:value="1488237.50705641">
            <text:p>1488237.50705641</text:p>
          </table:table-cell>
        </table:table-row>
        <table:table-row>
          <table:table-cell/>
          <table:table-cell table:style-name="ce1" office:value-type="float" office:value="4001569.33711">
            <text:p>4001569.33711</text:p>
          </table:table-cell>
        </table:table-row>
        <table:table-row>
          <table:table-cell/>
          <table:table-cell table:style-name="ce1" office:value-type="float" office:value="9000000">
            <text:p>9000000</text:p>
          </table:table-cell>
        </table:table-row>
        <table:table-row>
          <table:table-cell/>
          <table:table-cell table:style-name="ce1" office:value-type="float" office:value="80359158.230809">
            <text:p>80359158.230809</text:p>
          </table:table-cell>
        </table:table-row>
        <table:table-row>
          <table:table-cell table:style-name="ce1" office:value-type="string">
            <text:p>Marginal cost 1</text:p>
          </table:table-cell>
          <table:table-cell table:style-name="ce1" office:value-type="float" office:value="0.000202224469160768">
            <text:p>0.000202224469160768</text:p>
          </table:table-cell>
        </table:table-row>
        <table:table-row>
          <table:table-cell table:style-name="ce1" office:value-type="string">
            <text:p>Marginal cost 2</text:p>
          </table:table-cell>
          <table:table-cell table:style-name="ce1" office:value-type="float" office:value="5.35300065425563E-005">
            <text:p>5.35300065425563E-005</text:p>
          </table:table-cell>
        </table:table-row>
        <table:table-row>
          <table:table-cell/>
          <table:table-cell table:style-name="ce1" office:value-type="float" office:value="0.6">
            <text:p>0.6</text:p>
          </table:table-cell>
        </table:table-row>
        <table:table-row>
          <table:table-cell/>
          <table:table-cell table:style-name="ce1" office:value-type="float" office:value="0.12">
            <text:p>0.12</text:p>
          </table:table-cell>
        </table:table-row>
        <table:table-row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1.67">
            <text:p>1.67</text:p>
          </table:table-cell>
        </table:table-row>
        <table:table-row>
          <table:table-cell/>
          <table:table-cell table:style-name="ce1" office:value-type="float" office:value="1.6">
            <text:p>1.6</text:p>
          </table:table-cell>
        </table:table-row>
        <table:table-row>
          <table:table-cell/>
          <table:table-cell table:style-name="ce1" office:value-type="float" office:value="1.48">
            <text:p>1.48</text:p>
          </table:table-cell>
        </table:table-row>
        <table:table-row>
          <table:table-cell/>
          <table:table-cell table:style-name="ce1" office:value-type="float" office:value="0.015">
            <text:p>0.015</text:p>
          </table:table-cell>
        </table:table-row>
        <table:table-row>
          <table:table-cell/>
          <table:table-cell table:style-name="ce1" office:value-type="float" office:value="20">
            <text:p>20</text:p>
          </table:table-cell>
        </table:table-row>
      </table:table>
      <table:table table:name="'file:///home/usuario/Dropbox/Energia/pyomo/Codigo/Repositorio/V16%20milp%20robust%20(copy)/Results/Calculo%20de%20diesel%20cost.ods'#Cost 1" table:print="false" table:style-name="ta_extref">
        <table:table-source xlink:type="simple" xlink:href="../Calculo%20de%20diesel%20cost.ods" table:table-name="Cost 1" table:filter-name="calc8" table:mode="copy-results-only"/>
        <table:table-column table:number-columns-repeated="17"/>
        <table:table-row table:number-rows-repeated="8781">
          <table:table-cell table:number-columns-repeated="17"/>
        </table:table-row>
        <table:table-row>
          <table:table-cell table:number-columns-repeated="16"/>
          <table:table-cell table:style-name="ce1">
            <text:p/>
          </table:table-cell>
        </table:table-row>
      </table:table>
      <table:table table:name="'file:///home/usuario/Dropbox/Energia/pyomo/Codigo/Repositorio/V16%20milp%20robust%20(copy)/Results/Calculo%20de%20diesel%20cost.ods'#Cost 2" table:print="false" table:style-name="ta_extref">
        <table:table-source xlink:type="simple" xlink:href="../Calculo%20de%20diesel%20cost.ods" table:table-name="Cost 2" table:filter-name="calc8" table:mode="copy-results-only"/>
        <table:table-column table:number-columns-repeated="18"/>
        <table:table-row table:number-rows-repeated="8781">
          <table:table-cell table:number-columns-repeated="18"/>
        </table:table-row>
        <table:table-row>
          <table:table-cell table:number-columns-repeated="17"/>
          <table:table-cell table:style-name="ce1">
            <text:p/>
          </table:table-cell>
        </table:table-row>
      </table:table>
      <table:table table:name="'file:///home/usuario/Dropbox/Energia/pyomo/Codigo/Repositorio/V16%20milp%20robust%20(copy)/Results/Calculo%20de%20diesel%20cost.ods'#Cost 3" table:print="false" table:style-name="ta_extref">
        <table:table-source xlink:type="simple" xlink:href="../Calculo%20de%20diesel%20cost.ods" table:table-name="Cost 3" table:filter-name="calc8" table:mode="copy-results-only"/>
        <table:table-column table:number-columns-repeated="18"/>
        <table:table-row table:number-rows-repeated="8781">
          <table:table-cell table:number-columns-repeated="18"/>
        </table:table-row>
        <table:table-row>
          <table:table-cell table:number-columns-repeated="17"/>
          <table:table-cell table:style-name="ce1" office:value-type="float" office:value="66646030.6834375">
            <text:p>66646030.6834375</text:p>
          </table:table-cell>
        </table:table-row>
      </table:table>
      <table:table table:name="'file:///home/usuario/Dropbox/Energia/pyomo/Codigo/Repositorio/V16%20milp%20robust%20(copy)/Results/Calculo%20de%20diesel%20cost.ods'#Voll 1" table:print="false" table:style-name="ta_extref">
        <table:table-source xlink:type="simple" xlink:href="../Calculo%20de%20diesel%20cost.ods" table:table-name="Voll 1" table:filter-name="calc8" table:mode="copy-results-only"/>
        <table:table-column table:number-columns-repeated="7"/>
        <table:table-row table:number-rows-repeated="8781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usuario/Dropbox/Energia/pyomo/Codigo/Repositorio/V16%20milp%20robust%20(copy)/Results/Calculo%20de%20diesel%20cost.ods'#Voll2" table:print="false" table:style-name="ta_extref">
        <table:table-source xlink:type="simple" xlink:href="../Calculo%20de%20diesel%20cost.ods" table:table-name="Voll2" table:filter-name="calc8" table:mode="copy-results-only"/>
        <table:table-column table:number-columns-repeated="7"/>
        <table:table-row table:number-rows-repeated="8781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usuario/Dropbox/Energia/pyomo/Codigo/Repositorio/V16%20milp%20robust%20(copy)/Results/Calculo%20de%20diesel%20cost.ods'#Voll 3" table:print="false" table:style-name="ta_extref">
        <table:table-source xlink:type="simple" xlink:href="../Calculo%20de%20diesel%20cost.ods" table:table-name="Voll 3" table:filter-name="calc8" table:mode="copy-results-only"/>
        <table:table-column table:number-columns-repeated="7"/>
        <table:table-row table:number-rows-repeated="8781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usuario/Dropbox/Energia/pyomo/Codigo/Repositorio/V16%20milp%20robust%20(copy)/Results/Scenario%20Weight.xls'#Sheet1" table:print="false" table:style-name="ta_extref">
        <table:table-source xlink:type="simple" xlink:href="../Scenario%20Weight.xls" table:table-name="Sheet1" table:filter-name="MS Excel 97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0.5">
            <text:p>0.5</text:p>
          </table:table-cell>
        </table:table-row>
        <table:table-row>
          <table:table-cell/>
          <table:table-cell table:style-name="ce1" office:value-type="float" office:value="0.35">
            <text:p>0.35</text:p>
          </table:table-cell>
        </table:table-row>
        <table:table-row>
          <table:table-cell/>
          <table:table-cell table:style-name="ce1" office:value-type="float" office:value="0.15">
            <text:p>0.15</text:p>
          </table:table-cell>
        </table:table-row>
      </table:table>
      <table:table table:name="'file:///home/usuario/Dropbox/Energia/pyomo/Codigo/Repositorio/V16%20milp%20robust%20(copy)/Results/Scenario%20Cost.xls'#Sheet1" table:print="false" table:style-name="ta_extref">
        <table:table-source xlink:type="simple" xlink:href="../Scenario%20Cost.xls" table:table-name="Sheet1" table:filter-name="MS Excel 97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1" office:value-type="float" office:value="88756147.3958045">
            <text:p>88756147.3958045</text:p>
          </table:table-cell>
        </table:table-row>
        <table:table-row>
          <table:table-cell table:number-columns-repeated="3"/>
          <table:table-cell table:style-name="ce1" office:value-type="float" office:value="67834758.1609784">
            <text:p>67834758.1609784</text:p>
          </table:table-cell>
        </table:table-row>
        <table:table-row>
          <table:table-cell table:number-columns-repeated="3"/>
          <table:table-cell table:style-name="ce1" office:value-type="float" office:value="81592794.5104287">
            <text:p>81592794.5104287</text:p>
          </table:table-cell>
        </table:table-row>
      </table:table>
      <table:table table:name="'file:///home/usuario/Dropbox/Energia/pyomo/Codigo/Repositorio/V16%20milp%20robust%20(copy)/Results/Partial%20Costs.xls'#Sheet1" table:print="false" table:style-name="ta_extref">
        <table:table-source xlink:type="simple" xlink:href="../Partial%20Costs.xls" table:table-name="Sheet1" table:filter-name="MS Excel 97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8883147.03046408">
            <text:p>8883147.03046408</text:p>
          </table:table-cell>
        </table:table-row>
        <table:table-row>
          <table:table-cell/>
          <table:table-cell table:style-name="ce1" office:value-type="float" office:value="2488206.22314992">
            <text:p>2488206.22314992</text:p>
          </table:table-cell>
        </table:table-row>
        <table:table-row>
          <table:table-cell/>
          <table:table-cell table:style-name="ce1" office:value-type="float" office:value="8677326.28929481">
            <text:p>8677326.28929481</text:p>
          </table:table-cell>
        </table:table-row>
        <table:table-row>
          <table:table-cell/>
          <table:table-cell table:style-name="ce1" office:value-type="float" office:value="2061437.16945823">
            <text:p>2061437.16945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3:50:01.521105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04:32.635970784</meta:creation-date>
    <dc:date>2017-02-01T13:53:02.729103783</dc:date>
    <meta:editing-duration>PT3H16M49S</meta:editing-duration>
    <meta:editing-cycles>15</meta:editing-cycles>
    <meta:generator>LibreOffice/5.1.4.2$Linux_X86_64 LibreOffice_project/10m0$Build-2</meta:generator>
    <meta:document-statistic meta:table-count="3" meta:cell-count="256" meta:object-count="0"/>
  </office:meta>
</office:document-meta>
</file>